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86d" officeooo:paragraph-rsid="0003786d"/>
    </style:style>
    <style:style style:name="P2" style:family="paragraph" style:parent-style-name="Standard">
      <style:text-properties officeooo:rsid="000802c3" officeooo:paragraph-rsid="000802c3"/>
    </style:style>
    <style:style style:name="P3" style:family="paragraph" style:parent-style-name="Standard">
      <style:text-properties officeooo:rsid="0009192f" officeooo:paragraph-rsid="0009192f"/>
    </style:style>
    <style:style style:name="P4" style:family="paragraph" style:parent-style-name="Standard">
      <style:text-properties officeooo:rsid="000a142f" officeooo:paragraph-rsid="000a142f"/>
    </style:style>
    <style:style style:name="P5" style:family="paragraph" style:parent-style-name="Standard" style:list-style-name="L1">
      <style:text-properties officeooo:rsid="0009192f" officeooo:paragraph-rsid="0009192f"/>
    </style:style>
    <style:style style:name="P6" style:family="paragraph" style:parent-style-name="Standard" style:list-style-name="L3">
      <style:text-properties officeooo:rsid="0009192f" officeooo:paragraph-rsid="0009192f"/>
    </style:style>
    <style:style style:name="P7" style:family="paragraph" style:parent-style-name="Standard" style:list-style-name="L1">
      <style:text-properties officeooo:rsid="000a142f" officeooo:paragraph-rsid="000a142f"/>
    </style:style>
    <style:style style:name="P8" style:family="paragraph" style:parent-style-name="Standard" style:list-style-name="L2">
      <style:text-properties officeooo:rsid="000a142f" officeooo:paragraph-rsid="000a142f"/>
    </style:style>
    <style:style style:name="P9" style:family="paragraph" style:parent-style-name="Standard" style:list-style-name="L3">
      <style:text-properties officeooo:rsid="000a142f" officeooo:paragraph-rsid="000a142f"/>
    </style:style>
    <style:style style:name="P10" style:family="paragraph" style:parent-style-name="Standard">
      <style:text-properties officeooo:rsid="000a142f" officeooo:paragraph-rsid="000a142f"/>
    </style:style>
    <style:style style:name="P11" style:family="paragraph" style:parent-style-name="Standard" style:list-style-name="L3">
      <style:text-properties officeooo:rsid="0003786d" officeooo:paragraph-rsid="0003786d"/>
    </style:style>
    <style:style style:name="P12" style:family="paragraph" style:parent-style-name="Standard">
      <style:text-properties officeooo:rsid="0003786d" officeooo:paragraph-rsid="000bb28b"/>
    </style:style>
    <style:style style:name="P13" style:family="paragraph" style:parent-style-name="Standard">
      <style:text-properties officeooo:rsid="000bb28b" officeooo:paragraph-rsid="000bb28b"/>
    </style:style>
    <style:style style:name="P14" style:family="paragraph" style:parent-style-name="Standard" style:list-style-name="L4">
      <style:text-properties officeooo:rsid="000bb28b" officeooo:paragraph-rsid="000bb28b"/>
    </style:style>
    <style:style style:name="P15" style:family="paragraph" style:parent-style-name="Standard" style:list-style-name="L4">
      <style:text-properties officeooo:rsid="000d2252" officeooo:paragraph-rsid="000d2252"/>
    </style:style>
    <style:style style:name="P16" style:family="paragraph" style:parent-style-name="Standard">
      <style:text-properties officeooo:rsid="000d2252" officeooo:paragraph-rsid="000d2252"/>
    </style:style>
    <style:style style:name="P17" style:family="paragraph" style:parent-style-name="Standard" style:list-style-name="L5">
      <style:text-properties officeooo:rsid="000d2252" officeooo:paragraph-rsid="000d2252"/>
    </style:style>
    <style:style style:name="P18" style:family="paragraph" style:parent-style-name="Standard">
      <style:text-properties officeooo:rsid="000d2252" officeooo:paragraph-rsid="000a142f"/>
    </style:style>
    <style:style style:name="T1" style:family="text">
      <style:text-properties officeooo:rsid="00053122"/>
    </style:style>
    <style:style style:name="T2" style:family="text">
      <style:text-properties officeooo:rsid="000802c3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a142f" fo:background-color="#ffff00" loext:char-shading-value="0"/>
    </style:style>
    <style:style style:name="T5" style:family="text">
      <style:text-properties officeooo:rsid="000a14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50</text:p>
      <text:p text:style-name="P1"/>
      <text:p text:style-name="P1">Grupo de turistas en el Machu Picchu (Perú)</text:p>
      <text:p text:style-name="P1"/>
      <text:p text:style-name="P1">El documento es una foto.</text:p>
      <text:p text:style-name="P1">Es una montaña del Perú, el Machu Picchu.</text:p>
      <text:p text:style-name="P1">La foto muestra un grupo de turistas en senderismo a la montaña.</text:p>
      <text:p text:style-name="P2">Estan a la cima de la montaña.</text:p>
      <text:p text:style-name="P1">La gente mira el paisaje.</text:p>
      <text:p text:style-name="P1"><text:span text:style-name="T2">Algunas personas</text:span> <text:span text:style-name="T1">sacan fotos de la montaña.</text:span></text:p>
      <text:p text:style-name="P2"/>
      <text:p text:style-name="P3">Argumentación</text:p>
      <text:p text:style-name="P3"/>
      <text:p text:style-name="P3"/>
      <text:p text:style-name="P3">Lazo con las nociones</text:p>
      <text:list xml:id="list3711457602657524028" text:style-name="L1">
        <text:list-item>
          <text:p text:style-name="P5">Espacios e Intercambios</text:p>
          <text:list>
            <text:list-item>
              <text:p text:style-name="P5">Los <text:span text:style-name="T3">mochileros</text:span> descubrís nuevas paisajes en la montaña</text:p>
            </text:list-item>
          </text:list>
        </text:list-item>
        <text:list-item>
          <text:p text:style-name="P7">Lugares y formas de poder</text:p>
          <text:list>
            <text:list-item>
              <text:p text:style-name="P7">Machu Picchu es un lugar</text:p>
            </text:list-item>
          </text:list>
        </text:list-item>
      </text:list>
      <text:p text:style-name="P2"/>
      <text:p text:style-name="P2"/>
      <text:p text:style-name="P3">Campaña turística de Costa Rica</text:p>
      <text:p text:style-name="P3"/>
      <text:p text:style-name="P3">El documento es una cartel.</text:p>
      <text:p text:style-name="P3">Vemos una casa de <text:span text:style-name="T3">madera</text:span> <text:span text:style-name="T5">sobre </text:span><text:span text:style-name="T4">árboles</text:span><text:span text:style-name="T5">.</text:span></text:p>
      <text:p text:style-name="P4">El juego de luces da la impresión que los árboles y la madera son un poco azules.</text:p>
      <text:p text:style-name="P4">En la casa, hay un hombre y una mujer.</text:p>
      <text:p text:style-name="P4">Hay un eslogan : « Cuidaremos de usted, tanto como cuidamos nuestra Naturaleza »</text:p>
      <text:p text:style-name="P4">En la <text:span text:style-name="T3">esquina</text:span>, hay el logo de Costa Rica.</text:p>
      <text:p text:style-name="P4"/>
      <text:p text:style-name="P4">Argumentación</text:p>
      <text:p text:style-name="P4"/>
      <text:p text:style-name="P4"/>
      <text:p text:style-name="P4">Lazo con las nociones</text:p>
      <text:list xml:id="list2142833668459460250" text:style-name="L2">
        <text:list-item>
          <text:p text:style-name="P8">Espacios e Intercambios</text:p>
          <text:list>
            <text:list-item>
              <text:p text:style-name="P8"/>
            </text:list-item>
          </text:list>
        </text:list-item>
        <text:list-item>
          <text:p text:style-name="P8">Lugares y formas de poder</text:p>
          <text:list>
            <text:list-item>
              <text:p text:style-name="P8"/>
            </text:list-item>
          </text:list>
        </text:list-item>
      </text:list>
      <text:p text:style-name="P1"/>
      <text:p text:style-name="P1"/>
      <text:p text:style-name="P1"/>
      <text:p text:style-name="P1">Vocabulaire appris :</text:p>
      <text:list xml:id="list1324820065166168633" text:style-name="L3">
        <text:list-item>
          <text:p text:style-name="P11">El senderismo = la randonnée</text:p>
        </text:list-item>
        <text:list-item>
          <text:p text:style-name="P6">Un mochilero = un randonneur</text:p>
        </text:list-item>
        <text:list-item>
          <text:p text:style-name="P11">La cima = le sommet</text:p>
        </text:list-item>
        <text:list-item>
          <text:p text:style-name="P6">La madera = le bois</text:p>
        </text:list-item>
        <text:list-item>
          <text:p text:style-name="P9">Un árbol = un arbre</text:p>
        </text:list-item>
        <text:list-item>
          <text:p text:style-name="P9">La esquina = le coin</text:p>
        </text:list-item>
      </text:list>
      <text:p text:style-name="P4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9:49:57.953000000</meta:creation-date>
    <dc:date>2018-09-13T15:51:15.348000000</dc:date>
    <meta:editing-duration>PT1H3M54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4" meta:word-count="206" meta:character-count="1022" meta:non-whitespace-character-count="862"/>
  </office:meta>
</office:document-meta>
</file>